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5cc3" officeooo:paragraph-rsid="00055cc3"/>
    </style:style>
    <style:style style:name="P2" style:family="paragraph" style:parent-style-name="Standard">
      <style:text-properties officeooo:rsid="00055cc3" officeooo:paragraph-rsid="0007773e"/>
    </style:style>
    <style:style style:name="P3" style:family="paragraph" style:parent-style-name="Standard">
      <style:text-properties officeooo:rsid="000589ca" officeooo:paragraph-rsid="000589ca"/>
    </style:style>
    <style:style style:name="P4" style:family="paragraph" style:parent-style-name="Standard">
      <style:text-properties officeooo:rsid="00055cc3" officeooo:paragraph-rsid="0007773e"/>
    </style:style>
    <style:style style:name="P5" style:family="paragraph" style:parent-style-name="Standard">
      <style:text-properties officeooo:rsid="000a3413" officeooo:paragraph-rsid="000a3413"/>
    </style:style>
    <style:style style:name="T1" style:family="text">
      <style:text-properties officeooo:rsid="000589ca"/>
    </style:style>
    <style:style style:name="T2" style:family="text">
      <style:text-properties officeooo:rsid="0007773e"/>
    </style:style>
    <style:style style:name="T3" style:family="text">
      <style:text-properties officeooo:rsid="000a5c7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as-char" svg:width="11.615cm" svg:height="4.313cm" draw:z-index="0"><draw:image xlink:href="http://www.schraubmax.de/jpeg/elektro/DB9_seriell_3.gif" xlink:type="simple" xlink:show="embed" xlink:actuate="onLoad"/></draw:frame></text:p>
      <text:p text:style-name="Standard"/>
      <text:p text:style-name="P1">verbunden: 2,3,7,8,9</text:p>
      <text:p text:style-name="P1"/>
      <text:p text:style-name="P3">9: S/W</text:p>
      <text:p text:style-name="P3">7: weiß</text:p>
      <text:p text:style-name="P3">3: Braun</text:p>
      <text:p text:style-name="P3">2: Rot</text:p>
      <text:p text:style-name="P3">8: weiß mit strich</text:p>
      <text:p text:style-name="P1"/>
      <text:p text:style-name="Standard"/>
      <text:p text:style-name="P1"><draw:frame draw:style-name="fr1" draw:name="Grafik2" text:anchor-type="as-char" svg:width="11.456cm" svg:height="10.319cm" draw:z-index="1"><draw:image xlink:href="http://upload.wikimedia.org/wikipedia/commons/thumb/e/e0/Parallel_port_pinouts.svg/433px-Parallel_port_pinouts.svg.png" xlink:type="simple" xlink:show="embed" xlink:actuate="onLoad"/></draw:frame></text:p>
      <text:p text:style-name="P1"/>
      <text:p text:style-name="P1">auf 2,3,4 ; 11</text:p>
      <text:p text:style-name="P1"/>
      <text:p text:style-name="P1">DB9 –---------------------------------&gt; DB25</text:p>
      <text:p text:style-name="P1">2 <text:span text:style-name="T1">(Rot)</text:span><text:tab/><text:tab/><text:tab/><text:tab/><text:tab/>2</text:p>
      <text:p text:style-name="P1">3 <text:span text:style-name="T1">(Braun)</text:span><text:tab/><text:tab/><text:tab/><text:tab/>3</text:p>
      <text:p text:style-name="P1">7 <text:span text:style-name="T1">(weiß)</text:span><text:tab/><text:tab/><text:tab/><text:tab/>4</text:p>
      <text:p text:style-name="P1">8 <text:span text:style-name="T1">(weiß mit strich)</text:span><text:tab/><text:tab/><text:tab/>11</text:p>
      <text:p text:style-name="P1">9 <text:span text:style-name="T1">S/W</text:span><text:tab/><text:tab/><text:tab/><text:tab/><text:tab/>GND?</text:p>
      <text:p text:style-name="P1"/>
      <text:p text:style-name="P2">2 <text:span text:style-name="T1">(Rot)</text:span><text:tab/><text:tab/><text:tab/><text:tab/><text:tab/>2</text:p>
      <text:p text:style-name="P2">3 <text:span text:style-name="T1">(Braun)</text:span><text:tab/><text:tab/><text:tab/><text:tab/>3</text:p>
      <text:p text:style-name="P2"><text:soft-page-break/>7 <text:span text:style-name="T1">(violett)</text:span><text:tab/><text:tab/><text:tab/><text:tab/>4</text:p>
      <text:p text:style-name="P2">8 <text:span text:style-name="T1">(blau)</text:span><text:tab/><text:tab/><text:tab/>11</text:p>
      <text:p text:style-name="P2">9 <text:span text:style-name="T2">schwarz</text:span><text:tab/><text:tab/><text:tab/><text:tab/><text:tab/>GND?</text:p>
      <text:p text:style-name="P2"/>
      <text:p text:style-name="P2"/>
      <text:p text:style-name="P5">USB</text:p>
      <text:p text:style-name="P5"/>
      <text:p text:style-name="P5">GND → GND</text:p>
      <text:p text:style-name="P5">TXD → Pulse (2)</text:p>
      <text:p text:style-name="P5"><text:span text:style-name="T3">DTR</text:span> → Enable (3)</text:p>
      <text:p text:style-name="P5">RTS → Direction (4)</text:p>
      <text:p text:style-name="P5"/>
      <text:p text:style-name="P5">CTS → Switch (11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ung </meta:initial-creator>
    <meta:creation-date>2014-05-22T17:00:48.668591541</meta:creation-date>
    <dc:date>2014-05-23T19:47:16.746696014</dc:date>
    <dc:creator>messung </dc:creator>
    <meta:editing-duration>PT1H36M45S</meta:editing-duration>
    <meta:editing-cycles>3</meta:editing-cycles>
    <meta:generator>LibreOffice/4.1.3.2$Linux_X86_64 LibreOffice_project/410m0$Build-2</meta:generator>
    <meta:document-statistic meta:table-count="0" meta:image-count="2" meta:object-count="0" meta:page-count="2" meta:paragraph-count="26" meta:word-count="74" meta:character-count="354" meta:non-whitespace-character-count="273"/>
  </office:meta>
</office:document-meta>
</file>